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ystem" style:font-pitch="variable"/>
    <style:font-face style:name="Luciole" svg:font-family="Luciole"/>
    <style:font-face style:name="Luciole1" svg:font-family="Luciole" style:font-adornments="Gra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text-properties officeooo:rsid="00284028" officeooo:paragraph-rsid="00d51a12" fo:background-color="#81d41a"/>
    </style:style>
    <style:style style:name="P2" style:family="paragraph" style:parent-style-name="Standard">
      <style:paragraph-properties fo:text-align="start" style:justify-single-word="false"/>
      <style:text-properties style:font-name="Luciole" fo:font-size="12pt" officeooo:paragraph-rsid="00defcfe" fo:background-color="transparent"/>
    </style:style>
    <style:style style:name="P3" style:family="paragraph" style:parent-style-name="Standard">
      <style:paragraph-properties fo:text-align="start" style:justify-single-word="false"/>
      <style:text-properties style:font-name="Luciole" fo:font-size="12pt" officeooo:rsid="0087d350" officeooo:paragraph-rsid="0087d350" fo:background-color="transparent"/>
    </style:style>
    <style:style style:name="P4" style:family="paragraph" style:parent-style-name="Standard">
      <style:text-properties style:font-name="Luciole" fo:font-size="20pt" officeooo:rsid="001b40b4" officeooo:paragraph-rsid="001b40b4" fo:background-color="transparent" style:font-size-asian="20pt" style:font-size-complex="20pt"/>
    </style:style>
    <style:style style:name="P5" style:family="paragraph" style:parent-style-name="Standard">
      <style:text-properties style:font-name="Luciole" fo:font-size="20pt" officeooo:rsid="00380bbe" officeooo:paragraph-rsid="00fa1051" fo:background-color="transparent" style:font-size-asian="20pt" style:font-size-complex="20pt"/>
    </style:style>
    <style:style style:name="P6" style:family="paragraph" style:parent-style-name="Standard">
      <style:text-properties style:font-name="Luciole" fo:font-size="20pt" officeooo:rsid="00284028" officeooo:paragraph-rsid="00d51a12" fo:background-color="transparent" style:font-size-asian="20pt" style:font-size-complex="20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Luciole" fo:font-size="20pt" officeooo:paragraph-rsid="00d51a12" fo:background-color="transparent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Luciole" fo:font-size="20pt" officeooo:paragraph-rsid="00d51a12" fo:background-color="transparent" style:font-size-asian="20pt" style:font-size-complex="20pt"/>
    </style:style>
    <style:style style:name="P9" style:family="paragraph" style:parent-style-name="Standard">
      <style:text-properties style:font-name="Luciole" fo:font-size="20pt" officeooo:paragraph-rsid="00947c2e" fo:background-color="transparent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Luciole" fo:font-size="20pt" officeooo:rsid="00defcfe" officeooo:paragraph-rsid="00defcfe" fo:background-color="transparent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Luciole" fo:font-size="20pt" officeooo:rsid="00defcfe" officeooo:paragraph-rsid="00fa1051" fo:background-color="transparent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Luciole" fo:font-size="20pt" officeooo:rsid="0078a055" officeooo:paragraph-rsid="0078a055" fo:background-color="transparen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Luciole" fo:font-size="20pt" officeooo:rsid="00e6d536" officeooo:paragraph-rsid="00e6d536" fo:background-color="transparent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Luciole" fo:font-size="20pt" officeooo:rsid="00e3a8d8" officeooo:paragraph-rsid="00e3a8d8" fo:background-color="transparent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Luciole" fo:font-size="20pt" officeooo:rsid="00e3a8d8" officeooo:paragraph-rsid="0087d350" fo:background-color="transparent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uciole" fo:font-size="20pt" officeooo:rsid="009cd884" officeooo:paragraph-rsid="009cd884" fo:background-color="transparent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uciole" fo:font-size="20pt" officeooo:rsid="0087d350" officeooo:paragraph-rsid="0087d350" fo:background-color="transparen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Luciole" fo:font-size="20pt" officeooo:rsid="00b69779" officeooo:paragraph-rsid="00fa1051" fo:background-color="transparent" style:font-size-asian="20pt" style:font-size-complex="20pt"/>
    </style:style>
    <style:style style:name="P19" style:family="paragraph" style:parent-style-name="Standard">
      <style:text-properties style:font-name="Luciole" fo:font-size="20pt" officeooo:rsid="00b69779" officeooo:paragraph-rsid="00fa1051" fo:background-color="transparent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style:font-name="Luciole" fo:font-size="20pt" officeooo:rsid="009d2949" officeooo:paragraph-rsid="00fa1051" fo:background-color="transparent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style:font-name="Luciole" fo:font-size="20pt" officeooo:rsid="00dfabd3" officeooo:paragraph-rsid="00fa1051" fo:background-color="transparent" style:font-size-asian="20pt" style:font-size-complex="20pt"/>
    </style:style>
    <style:style style:name="P22" style:family="paragraph" style:parent-style-name="Standard">
      <style:text-properties style:font-name="Luciole" fo:font-size="20pt" officeooo:rsid="00dfabd3" officeooo:paragraph-rsid="00fa1051" fo:background-color="transparent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style:font-name="Luciole" fo:font-size="20pt" officeooo:rsid="00f54ebf" officeooo:paragraph-rsid="00fa1051" fo:background-color="transparent" style:font-size-asian="20pt" style:font-size-complex="20pt"/>
    </style:style>
    <style:style style:name="P24" style:family="paragraph" style:parent-style-name="Standard">
      <style:text-properties style:font-name="Luciole" fo:font-size="20pt" officeooo:rsid="00f0147d" officeooo:paragraph-rsid="00fa1051" fo:background-color="transparent" style:font-size-asian="20pt" style:font-size-complex="20pt"/>
    </style:style>
    <style:style style:name="P25" style:family="paragraph" style:parent-style-name="Standard">
      <style:text-properties style:font-name="Luciole" fo:font-size="20pt" officeooo:paragraph-rsid="00fa1051" fo:background-color="transparent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style:font-name="Luciole" fo:font-size="20pt" officeooo:rsid="00fa1051" officeooo:paragraph-rsid="00fa1051" fo:background-color="transparent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style:font-name="Luciole" fo:font-size="20pt" officeooo:rsid="00e5dc67" officeooo:paragraph-rsid="00e5dc67" fo:background-color="transparent" style:font-size-asian="20pt" style:font-size-complex="20pt"/>
    </style:style>
    <style:style style:name="P28" style:family="paragraph" style:parent-style-name="Standard">
      <style:text-properties style:font-name="Luciole" fo:font-size="20pt" fo:font-weight="normal" officeooo:rsid="00380bbe" officeooo:paragraph-rsid="00fa1051" fo:background-color="transparent" style:font-size-asian="20pt" style:font-weight-asian="normal" style:font-size-complex="20pt" style:font-weight-complex="normal"/>
    </style:style>
    <style:style style:name="P29" style:family="paragraph" style:parent-style-name="Standard">
      <style:text-properties style:font-name="Luciole" fo:font-size="20pt" fo:font-weight="normal" officeooo:rsid="00b526d8" officeooo:paragraph-rsid="00b526d8" fo:background-color="transparent" style:font-size-asian="20pt" style:font-weight-asian="normal" style:font-size-complex="20pt" style:font-weight-complex="normal"/>
    </style:style>
    <style:style style:name="P30" style:family="paragraph" style:parent-style-name="Standard">
      <style:text-properties style:font-name="Luciole" fo:font-size="20pt" fo:font-weight="normal" officeooo:rsid="00b526d8" officeooo:paragraph-rsid="00fa1051" fo:background-color="transparent" style:font-size-asian="20pt" style:font-weight-asian="normal" style:font-size-complex="20pt" style:font-weight-complex="normal"/>
    </style:style>
    <style:style style:name="P31" style:family="paragraph" style:parent-style-name="Standard">
      <style:text-properties style:font-name="Luciole" fo:font-size="20pt" fo:font-weight="normal" officeooo:rsid="00b526d8" officeooo:paragraph-rsid="00e6d536" fo:background-color="transparent" style:font-size-asian="20pt" style:font-weight-asian="normal" style:font-size-complex="20pt" style:font-weight-complex="normal"/>
    </style:style>
    <style:style style:name="P32" style:family="paragraph" style:parent-style-name="Standard">
      <style:text-properties style:font-name="Luciole" fo:font-size="20pt" fo:font-weight="normal" officeooo:rsid="00decc37" officeooo:paragraph-rsid="00decc37" fo:background-color="transparent" style:font-size-asian="20pt" style:font-weight-asian="normal" style:font-size-complex="20pt" style:font-weight-complex="normal"/>
    </style:style>
    <style:style style:name="P33" style:family="paragraph" style:parent-style-name="Standard">
      <style:text-properties style:font-name="Luciole" fo:font-size="20pt" fo:font-weight="normal" officeooo:rsid="00decc37" officeooo:paragraph-rsid="00fa1051" fo:background-color="transparent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font-name="Luciole" fo:font-size="20pt" fo:font-weight="normal" officeooo:rsid="00ccd620" officeooo:paragraph-rsid="00ccd620" fo:background-color="transparent" style:font-size-asian="20pt" style:font-weight-asian="normal" style:font-size-complex="20pt" style:font-weight-complex="normal"/>
    </style:style>
    <style:style style:name="P35" style:family="paragraph" style:parent-style-name="Standard">
      <style:text-properties style:font-name="Luciole" fo:font-size="20pt" fo:font-weight="normal" officeooo:rsid="00ccd620" officeooo:paragraph-rsid="00decc37" fo:background-color="transparent" style:font-size-asian="20pt" style:font-weight-asian="normal" style:font-size-complex="20pt" style:font-weight-complex="normal"/>
    </style:style>
    <style:style style:name="P36" style:family="paragraph" style:parent-style-name="Standard">
      <style:text-properties style:font-name="Luciole" fo:font-size="20pt" fo:font-weight="normal" officeooo:rsid="00ccd620" officeooo:paragraph-rsid="00fa1051" fo:background-color="transparent" style:font-size-asian="20pt" style:font-weight-asian="normal" style:font-size-complex="20pt" style:font-weight-complex="normal"/>
    </style:style>
    <style:style style:name="P37" style:family="paragraph" style:parent-style-name="Standard">
      <style:text-properties style:font-name="Luciole" fo:font-size="20pt" fo:font-weight="normal" officeooo:rsid="00e9c1b1" officeooo:paragraph-rsid="00e9c1b1" fo:background-color="transparent" style:font-size-asian="20pt" style:font-weight-asian="normal" style:font-size-complex="20pt" style:font-weight-complex="normal"/>
    </style:style>
    <style:style style:name="P38" style:family="paragraph" style:parent-style-name="Standard">
      <style:text-properties style:font-name="Luciole" fo:font-size="20pt" fo:font-weight="normal" officeooo:rsid="00cdcec9" officeooo:paragraph-rsid="00cdcec9" fo:background-color="transparent" style:font-size-asian="20pt" style:font-weight-asian="normal" style:font-size-complex="20pt" style:font-weight-complex="normal"/>
    </style:style>
    <style:style style:name="P39" style:family="paragraph" style:parent-style-name="Standard">
      <style:text-properties style:font-name="Luciole" fo:font-size="20pt" fo:font-weight="normal" officeooo:rsid="00cdcec9" officeooo:paragraph-rsid="00decc37" fo:background-color="transparent" style:font-size-asian="20pt" style:font-weight-asian="normal" style:font-size-complex="20pt" style:font-weight-complex="normal"/>
    </style:style>
    <style:style style:name="P40" style:family="paragraph" style:parent-style-name="Standard">
      <style:text-properties style:font-name="Luciole" fo:font-size="20pt" fo:font-weight="normal" officeooo:rsid="00e7e5a0" officeooo:paragraph-rsid="00fa1051" fo:background-color="transparent" style:font-size-asian="20pt" style:font-weight-asian="normal" style:font-size-complex="20pt" style:font-weight-complex="normal"/>
    </style:style>
    <style:style style:name="P41" style:family="paragraph" style:parent-style-name="Standard">
      <style:text-properties style:font-name="Luciole" fo:font-size="20pt" fo:font-weight="normal" officeooo:rsid="00e9b80c" officeooo:paragraph-rsid="00fa1051" fo:background-color="transparent" style:font-size-asian="20pt" style:font-weight-asian="normal" style:font-size-complex="20pt" style:font-weight-complex="normal"/>
    </style:style>
    <style:style style:name="P42" style:family="paragraph" style:parent-style-name="Standard">
      <style:text-properties style:font-name="Luciole" fo:font-size="20pt" fo:font-weight="normal" officeooo:rsid="00ef7a97" officeooo:paragraph-rsid="00fa1051" fo:background-color="transparent" style:font-size-asian="20pt" style:font-weight-asian="normal" style:font-size-complex="20pt" style:font-weight-complex="normal"/>
    </style:style>
    <style:style style:name="P43" style:family="paragraph" style:parent-style-name="Standard">
      <style:text-properties style:font-name="Luciole" fo:font-size="20pt" fo:font-weight="normal" officeooo:rsid="0077e1a0" officeooo:paragraph-rsid="00fa1051" fo:background-color="transparent" style:font-size-asian="20pt" style:font-weight-asian="normal" style:font-size-complex="20pt" style:font-weight-complex="normal"/>
    </style:style>
    <style:style style:name="P44" style:family="paragraph" style:parent-style-name="Standard">
      <style:text-properties style:font-name="Luciole" fo:font-size="20pt" fo:font-weight="normal" officeooo:rsid="0077e1a0" officeooo:paragraph-rsid="00e6d536" fo:background-color="transparent" style:font-size-asian="20pt" style:font-weight-asian="normal" style:font-size-complex="20pt" style:font-weight-complex="normal"/>
    </style:style>
    <style:style style:name="P45" style:family="paragraph" style:parent-style-name="Standard">
      <style:text-properties style:font-name="Luciole" fo:font-size="20pt" fo:font-weight="normal" officeooo:rsid="00e5b030" officeooo:paragraph-rsid="00fa1051" fo:background-color="transparent" style:font-size-asian="20pt" style:font-weight-asian="normal" style:font-size-complex="20pt" style:font-weight-complex="normal"/>
    </style:style>
    <style:style style:name="P46" style:family="paragraph" style:parent-style-name="Standard">
      <style:text-properties style:font-name="Luciole" fo:font-size="20pt" fo:font-weight="normal" officeooo:rsid="009cd884" officeooo:paragraph-rsid="00fa1051" fo:background-color="transparent" style:font-size-asian="20pt" style:font-weight-asian="normal" style:font-size-complex="20pt" style:font-weight-complex="normal"/>
    </style:style>
    <style:style style:name="P47" style:family="paragraph" style:parent-style-name="Standard">
      <style:text-properties style:font-name="Luciole" fo:font-size="20pt" fo:font-weight="normal" officeooo:rsid="009cd884" officeooo:paragraph-rsid="00e6d536" fo:background-color="transparent" style:font-size-asian="20pt" style:font-weight-asian="normal" style:font-size-complex="20pt" style:font-weight-complex="normal"/>
    </style:style>
    <style:style style:name="P48" style:family="paragraph" style:parent-style-name="Standard">
      <style:text-properties style:font-name="Luciole" fo:font-size="20pt" fo:font-weight="normal" officeooo:rsid="007abd7a" officeooo:paragraph-rsid="00fa1051" fo:background-color="transparent" style:font-size-asian="20pt" style:font-weight-asian="normal" style:font-size-complex="20pt" style:font-weight-complex="normal"/>
    </style:style>
    <style:style style:name="P49" style:family="paragraph" style:parent-style-name="Standard">
      <style:text-properties style:font-name="Luciole" fo:font-size="20pt" fo:font-weight="normal" officeooo:rsid="00ee118c" officeooo:paragraph-rsid="00ee118c" fo:background-color="transparent" style:font-size-asian="20pt" style:font-weight-asian="normal" style:font-size-complex="20pt" style:font-weight-complex="normal"/>
    </style:style>
    <style:style style:name="P50" style:family="paragraph" style:parent-style-name="Standard">
      <style:text-properties style:font-name="Luciole" fo:font-size="20pt" fo:font-weight="normal" officeooo:rsid="00e6d536" officeooo:paragraph-rsid="00e6d536" fo:background-color="transparent" style:font-size-asian="20pt" style:font-weight-asian="normal" style:font-size-complex="20pt" style:font-weight-complex="normal"/>
    </style:style>
    <style:style style:name="P51" style:family="paragraph" style:parent-style-name="Standard">
      <style:text-properties style:font-name="Luciole" fo:font-size="20pt" fo:font-weight="normal" officeooo:rsid="00e75424" officeooo:paragraph-rsid="00e75424" fo:background-color="transparent" style:font-size-asian="20pt" style:font-weight-asian="normal" style:font-size-complex="2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uciole" fo:font-size="20pt" fo:font-style="normal" officeooo:rsid="00ca8563" officeooo:paragraph-rsid="00fa1051" fo:background-color="transparent" style:font-size-asian="20pt" style:font-style-asian="normal" style:font-size-complex="20pt" style:font-style-complex="normal"/>
    </style:style>
    <style:style style:name="P53" style:family="paragraph" style:parent-style-name="Standard">
      <style:paragraph-properties style:writing-mode="lr-tb"/>
      <style:text-properties fo:color="#000000" loext:opacity="100%" style:font-name="Luciole" fo:font-size="20pt" officeooo:paragraph-rsid="00d51a12" fo:background-color="transparent" style:font-size-asian="20pt" style:font-size-complex="20pt"/>
    </style:style>
    <style:style style:name="P54" style:family="paragraph" style:parent-style-name="Standard">
      <style:text-properties style:font-name="Luciole" fo:font-size="20pt" officeooo:rsid="00f31a20" officeooo:paragraph-rsid="00fa1051" fo:background-color="transparent" style:font-size-asian="20pt" style:font-size-complex="20pt"/>
    </style:style>
    <style:style style:name="P55" style:family="paragraph" style:parent-style-name="Heading_20_1">
      <style:text-properties style:text-underline-style="solid" style:text-underline-width="auto" style:text-underline-color="font-color"/>
    </style:style>
    <style:style style:name="P5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color="#000000" loext:opacity="100%" style:font-name="Luciole" fo:font-size="20pt" officeooo:rsid="00d51a12" fo:background-color="transparent" loext:char-shading-value="0" style:font-size-asian="20pt" style:font-size-complex="20pt"/>
    </style:style>
    <style:style style:name="T2" style:family="text">
      <style:text-properties fo:color="#000000" loext:opacity="100%" style:font-name="Luciole" fo:font-size="20pt" officeooo:rsid="0033d814" fo:background-color="transparent" loext:char-shading-value="0" style:font-size-asian="20pt" style:font-size-complex="20pt"/>
    </style:style>
    <style:style style:name="T3" style:family="text">
      <style:text-properties officeooo:rsid="0035ca4b"/>
    </style:style>
    <style:style style:name="T4" style:family="text">
      <style:text-properties officeooo:rsid="00557eeb"/>
    </style:style>
    <style:style style:name="T5" style:family="text">
      <style:text-properties officeooo:rsid="005d3bf4"/>
    </style:style>
    <style:style style:name="T6" style:family="text">
      <style:text-properties officeooo:rsid="00b526d8"/>
    </style:style>
    <style:style style:name="T7" style:family="text">
      <style:text-properties officeooo:rsid="00b69779"/>
    </style:style>
    <style:style style:name="T8" style:family="text">
      <style:text-properties officeooo:rsid="00b7d822"/>
    </style:style>
    <style:style style:name="T9" style:family="text">
      <style:text-properties officeooo:rsid="00d51a12"/>
    </style:style>
    <style:style style:name="T10" style:family="text">
      <style:text-properties officeooo:rsid="003a81b2"/>
    </style:style>
    <style:style style:name="T11" style:family="text">
      <style:text-properties officeooo:rsid="004c6d4a"/>
    </style:style>
    <style:style style:name="T12" style:family="text">
      <style:text-properties officeooo:rsid="00d9b871"/>
    </style:style>
    <style:style style:name="T13" style:family="text">
      <style:text-properties fo:font-weight="normal" officeooo:rsid="00e40e88" style:font-weight-asian="normal" style:font-weight-complex="normal"/>
    </style:style>
    <style:style style:name="T14" style:family="text">
      <style:text-properties fo:font-weight="normal" officeooo:rsid="00f31a20" style:font-weight-asian="normal" style:font-weight-complex="normal"/>
    </style:style>
    <style:style style:name="T15" style:family="text">
      <style:text-properties officeooo:rsid="00decc37"/>
    </style:style>
    <style:style style:name="T16" style:family="text">
      <style:text-properties style:text-position="super 58%"/>
    </style:style>
    <style:style style:name="T17" style:family="text">
      <style:text-properties officeooo:rsid="00defcfe"/>
    </style:style>
    <style:style style:name="T18" style:family="text">
      <style:text-properties officeooo:rsid="00dfabd3"/>
    </style:style>
    <style:style style:name="T19" style:family="text">
      <style:text-properties officeooo:rsid="00e18719"/>
    </style:style>
    <style:style style:name="T20" style:family="text">
      <style:text-properties officeooo:rsid="00e1b302"/>
    </style:style>
    <style:style style:name="T21" style:family="text">
      <style:text-properties officeooo:rsid="00e3a8d8"/>
    </style:style>
    <style:style style:name="T22" style:family="text">
      <style:text-properties officeooo:rsid="00e5b030"/>
    </style:style>
    <style:style style:name="T23" style:family="text">
      <style:text-properties officeooo:rsid="00e5dc67"/>
    </style:style>
    <style:style style:name="T24" style:family="text">
      <style:text-properties officeooo:rsid="00e6d536"/>
    </style:style>
    <style:style style:name="T25" style:family="text">
      <style:text-properties officeooo:rsid="00e9b80c"/>
    </style:style>
    <style:style style:name="T26" style:family="text">
      <style:text-properties officeooo:rsid="00e9c1b1"/>
    </style:style>
    <style:style style:name="T27" style:family="text">
      <style:text-properties officeooo:rsid="00ec8e39"/>
    </style:style>
    <style:style style:name="T28" style:family="text">
      <style:text-properties officeooo:rsid="00ed3ecc"/>
    </style:style>
    <style:style style:name="T29" style:family="text">
      <style:text-properties officeooo:rsid="00ee118c"/>
    </style:style>
    <style:style style:name="T30" style:family="text">
      <style:text-properties officeooo:rsid="00ef7a97"/>
    </style:style>
    <style:style style:name="T31" style:family="text">
      <style:text-properties officeooo:rsid="00f0147d"/>
    </style:style>
    <style:style style:name="T32" style:family="text">
      <style:text-properties officeooo:rsid="00f11657"/>
    </style:style>
    <style:style style:name="T33" style:family="text">
      <style:text-properties officeooo:rsid="00f18032"/>
    </style:style>
    <style:style style:name="T34" style:family="text">
      <style:text-properties officeooo:rsid="00f31a20"/>
    </style:style>
    <style:style style:name="T35" style:family="text">
      <style:text-properties officeooo:rsid="00f54ebf"/>
    </style:style>
    <style:style style:name="T36" style:family="text">
      <style:text-properties officeooo:rsid="00f8ce21"/>
    </style:style>
    <style:style style:name="T37" style:family="text">
      <style:text-properties officeooo:rsid="00f971d1"/>
    </style:style>
    <style:style style:name="T38" style:family="text">
      <style:text-properties style:font-name="Luciole" fo:font-size="20pt" fo:background-color="transparent" loext:char-shading-value="0" style:font-size-asian="20pt" style:font-size-complex="20pt"/>
    </style:style>
    <style:style style:name="T39" style:family="text">
      <style:text-properties officeooo:rsid="0049fe17"/>
    </style:style>
    <style:style style:name="T40" style:family="text">
      <style:text-properties officeooo:rsid="003b42ee"/>
    </style:style>
    <style:style style:name="T41" style:family="text">
      <style:text-properties officeooo:rsid="00fa1051"/>
    </style:style>
    <style:style style:name="T42" style:family="text">
      <style:text-properties fo:font-weight="bold"/>
    </style:style>
    <style:style style:name="T43" style:family="text">
      <style:text-properties fo:font-weight="bold" officeooo:rsid="00decc37"/>
    </style:style>
    <style:style style:name="T44" style:family="text">
      <style:text-properties officeooo:rsid="00cdcec9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dfabd3"/>
    </style:style>
    <style:style style:name="T47" style:family="text">
      <style:text-properties officeooo:rsid="00fc0907"/>
    </style:style>
    <style:style style:name="T48" style:family="text">
      <style:text-properties officeooo:rsid="00ff4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Le Lieu-Dit</text:p>
      <text:p text:style-name="Heading"><text:span text:style-name="T42">Programme </text:span><text:span text:style-name="T43">octobre</text:span><text:span text:style-name="T42"> 2025</text:span></text:p>
      <text:p text:style-name="P4"/>
      <text:p text:style-name="P5"><text:span text:style-name="T39">L</text:span>e <text:span text:style-name="T39">L</text:span>ieu-<text:span text:style-name="T40">d</text:span>it est un espace d’expérimentations culturelles, sociales et citoyenne géré par la ville de <text:span text:style-name="T39">C</text:span>lermont-<text:span text:style-name="T39">F</text:span>errand et mis à disposition d’associations.</text:p>
      <text:p text:style-name="P5"><text:span text:style-name="T47">I</text:span>l est composé de 6 espaces: </text:p>
      <text:p text:style-name="P5">-la vitrine, le foyer et la galerie au rez-de-chaussée</text:p>
      <text:p text:style-name="P5">-le club et le théâtre au 1<text:span text:style-name="T16">er</text:span> étage, accessible par des escaliers uniquement</text:p>
      <text:p text:style-name="P28">-l’appartement au 2ème étage, accessible par des escaliers uniquement</text:p>
      <text:p text:style-name="P28"/>
      <text:h text:style-name="P55" text:outline-level="1">mercredi 1<text:span text:style-name="T16">er</text:span> octobre</text:h>
      <text:p text:style-name="P6"><text:span text:style-name="T9">15</text:span>h<text:span text:style-name="T9">30 </text:span><text:span text:style-name="T22">et 18h</text:span> <text:span text:style-name="T33">au Théâtre</text:span></text:p>
      <text:p text:style-name="P7">Ateliers <text:span text:style-name="T26">Dialoguer avec le trouble</text:span></text:p>
      <text:p text:style-name="P53">« Aidant·es - Troubles neuro-évolutifs »</text:p>
      <text:p text:style-name="P8"><text:span text:style-name="T41">organisé </text:span>par <text:span text:style-name="T10">C</text:span><text:span text:style-name="T47">ompagn</text:span><text:span text:style-name="T10">ies La Traver</text:span><text:span text:style-name="T11">S</text:span><text:span text:style-name="T10">cène et</text:span> La Lune Rouge</text:p>
      <text:p text:style-name="P1"><text:span text:style-name="T1">gratuit </text:span><text:span text:style-name="T2">sur réservation </text:span><text:span text:style-name="T1">via 06 69 18 75 27 ou</text:span><text:span text:style-name="T2"> </text:span><text:a xlink:type="simple" xlink:href="http://www.latraverscene.fr/" office:target-frame-name="_blank" xlink:show="new" text:style-name="Internet_20_link" text:visited-style-name="Visited_20_Internet_20_Link"><text:span text:style-name="T38">www.latraverscene.fr</text:span></text:a></text:p>
      <text:p text:style-name="P29"/>
      <text:h text:style-name="P55" text:outline-level="1">jeudi 2 octobre</text:h>
      <text:p text:style-name="P34">1<text:span text:style-name="T15">5</text:span><text:span text:style-name="T44">h au </text:span><text:span text:style-name="T47">F</text:span><text:span text:style-name="T15">oyer</text:span></text:p>
      <text:p text:style-name="P32">Atelier de sensibilisation</text:p>
      <text:p text:style-name="P37">échanges avec les personnes aveugles et malvoyantes, <text:span text:style-name="T15">technique </text:span><text:span text:style-name="T27">de guide</text:span></text:p>
      <text:p text:style-name="P32"><text:soft-page-break/><text:span text:style-name="T41">organisé </text:span>par l’UNADEV</text:p>
      <text:p text:style-name="P38">entrée libre, <text:span text:style-name="T26">apéro à 17h, </text:span><text:span text:style-name="T15">présence d’une interprète</text:span><text:span text:style-name="T47">s</text:span><text:span text:style-name="T15"> LSF</text:span></text:p>
      <text:p text:style-name="P38"/>
      <text:h text:style-name="P55" text:outline-level="1">jeudi 2 octobre</text:h>
      <text:p text:style-name="P35"><text:span text:style-name="T15">20</text:span><text:span text:style-name="T44">h</text:span><text:span text:style-name="T20">30</text:span><text:span text:style-name="T44"> au </text:span><text:span text:style-name="T47">T</text:span><text:span text:style-name="T15">héâtre</text:span></text:p>
      <text:p text:style-name="P32">P<text:span text:style-name="T20">erformance sonore et argentique de Gaëlle Rouard &amp; Lê Quan Ninh</text:span></text:p>
      <text:p text:style-name="P33"><text:span text:style-name="T41">organisé </text:span>par Suzanne Films</text:p>
      <text:p text:style-name="P39"><text:span text:style-name="T15">prix libre, </text:span><text:span text:style-name="T20">ouverture du bar à 19h30</text:span></text:p>
      <text:p text:style-name="P9"/>
      <text:h text:style-name="P55" text:outline-level="1">samedi 4 octobre</text:h>
      <text:p text:style-name="P12"><text:span text:style-name="T21">17</text:span>h<text:span text:style-name="T21">30</text:span> <text:span text:style-name="T7">au </text:span><text:span text:style-name="T32">Club</text:span></text:p>
      <text:p text:style-name="P13">Concerts et poésie</text:p>
      <text:p text:style-name="P14">17h30 : intervention du Poète Jean-Pierre Siméon</text:p>
      <text:p text:style-name="P14">19h30 : buffet préparé par l’association</text:p>
      <text:p text:style-name="P10"><text:span text:style-name="T21">20h30 : c</text:span>oncerts <text:span text:style-name="T21">du Ktipietok Orkestra</text:span></text:p>
      <text:p text:style-name="P16">organisé par <text:span text:style-name="T17">ACH</text:span></text:p>
      <text:p text:style-name="P15">5€, buffet à prix libre</text:p>
      <text:p text:style-name="P17"/>
      <text:h text:style-name="P55" text:outline-level="1">mercredi 8 octobre</text:h>
      <text:p text:style-name="P18"><text:span text:style-name="T17">21</text:span>h<text:span text:style-name="T17">30</text:span> au Foyer</text:p>
      <text:p text:style-name="P11">Projection de « The art of Bigidi » de Silvia Gin</text:p>
      <text:p text:style-name="P18">organisé par l<text:span text:style-name="T17">a SCOP Librairie Les Volcans</text:span></text:p>
      <text:p text:style-name="P18">entrée libre, <text:span text:style-name="T17">cantine partic</text:span><text:span text:style-name="T37">i</text:span><text:span text:style-name="T17">pative sur inscription</text:span></text:p>
      <text:p text:style-name="P11">dans le cadre des journée « Art, fête, politique »</text:p>
      <text:h text:style-name="P55" text:outline-level="1"><text:soft-page-break/>dimanche 12 octobre</text:h>
      <text:p text:style-name="P41"><text:span text:style-name="T30">9</text:span>h<text:span text:style-name="T30">50 et 15h30</text:span> au théâtre</text:p>
      <text:p text:style-name="P42">performance « Mots premiers » de a k entrepôt</text:p>
      <text:p text:style-name="P40"><text:span text:style-name="T25">organisé par </text:span>mille formes</text:p>
      <text:p text:style-name="P42">sur réservation <text:span text:style-name="T41">auprès de mille formes</text:span></text:p>
      <text:p text:style-name="P30"/>
      <text:h text:style-name="P55" text:outline-level="1"><text:span text:style-name="T47">m</text:span>ercredi <text:span text:style-name="T17">15 octobre</text:span></text:h>
      <text:p text:style-name="P36"><text:span text:style-name="T12">1</text:span><text:span text:style-name="T17">4</text:span>h<text:span text:style-name="T30">30 et 17h</text:span> au <text:span text:style-name="T47">T</text:span><text:span text:style-name="T30">héâtre</text:span></text:p>
      <text:p text:style-name="P42">spectacle musical « Firmon et Hector » de Guillaume Schleer et Valentin Stoeffler</text:p>
      <text:p text:style-name="P36">organisé par <text:span text:style-name="T18">JM France</text:span></text:p>
      <text:p text:style-name="P42">5€, à partir de 6 ans</text:p>
      <text:p text:style-name="P20"/>
      <text:h text:style-name="P55" text:outline-level="1">jeudi 1<text:span text:style-name="T18">6 octobre</text:span></text:h>
      <text:p text:style-name="P18"><text:span text:style-name="T9">1</text:span><text:span text:style-name="T35">9</text:span>h au <text:span text:style-name="T47">T</text:span>héâtre</text:p>
      <text:p text:style-name="P21">Archi &amp; Toile : <text:span text:style-name="T31">Séance d’ouverture</text:span></text:p>
      <text:p text:style-name="P23">Projection de « Soviet bus stops » de Kristoffer Hegnsvad (1h)</text:p>
      <text:p text:style-name="P18">organisé par l<text:span text:style-name="T18">a Maison de l’Architecture Auvergne</text:span></text:p>
      <text:p text:style-name="P18">entrée libre <text:span text:style-name="T35">au chapeau</text:span></text:p>
      <text:p text:style-name="P52"/>
      <text:h text:style-name="P55" text:outline-level="1">vendredi 17 octobre</text:h>
      <text:p text:style-name="P43"><text:span text:style-name="T6">20</text:span>h<text:span text:style-name="T22">30</text:span> au <text:span text:style-name="T47">T</text:span><text:span text:style-name="T18">héâtre</text:span></text:p>
      <text:p text:style-name="P45">Clermont Comedy Club avec Walid Jabbari, Vincent Dusso, Kevin Labrize et DJ Bad One</text:p>
      <text:p text:style-name="P46">organisé par <text:span text:style-name="T18">L’air de rien</text:span></text:p>
      <text:p text:style-name="P48"><text:span text:style-name="T22">à partir de </text:span><text:span text:style-name="T6">5</text:span><text:span text:style-name="T18">€</text:span></text:p>
      <text:h text:style-name="Heading_20_1" text:outline-level="1"><text:soft-page-break/><text:span text:style-name="T46">samedi 25 octobre</text:span><text:span text:style-name="T45"> </text:span></text:h>
      <text:p text:style-name="P22"><text:span text:style-name="T34">19</text:span>h au Foyer</text:p>
      <text:p text:style-name="P24">Concerts <text:span text:style-name="T34">de Adieu Marquise (electro pop), James H Jewell (folk), Dragon Rapide (indie pop), Mass_K &amp; Sketdi (hip-hop)</text:span></text:p>
      <text:p text:style-name="P19">organisé par <text:span text:style-name="T18">Les Disques Bleus </text:span><text:span text:style-name="T34">enregistrements</text:span></text:p>
      <text:p text:style-name="P54">prix libre</text:p>
      <text:p text:style-name="P25"/>
      <text:p text:style-name="P25"/>
      <text:h text:style-name="P55" text:outline-level="1"><text:span text:style-name="T41">L</text:span>es choses que vous ne voyez pas </text:h>
      <text:p text:style-name="P25"><text:span text:style-name="T3">des </text:span>résidence<text:span text:style-name="T3">s </text:span><text:span text:style-name="T8">pour la TraverScène et Zaoum</text:span><text:span text:style-name="T3">,</text:span> <text:span text:style-name="T4">des </text:span>réunions d’associations, de compagnies et de syndicats,<text:span text:style-name="T4"> </text:span><text:span text:style-name="T6">les permanences du Débrouillo’Lab </text:span><text:span text:style-name="T7">des </text:span><text:span text:style-name="T8">Petits Débrouillards Auvergne, </text:span><text:span text:style-name="T34">les r</text:span><text:span text:style-name="T13">encontre</text:span><text:span text:style-name="T14">s</text:span><text:span text:style-name="T13"> autour du studio 2O44 atelier d’écriture et de production musicale,</text:span><text:span text:style-name="T8"> l’accueil d</text:span><text:span text:style-name="T19">es nouvelles associations résidentes pour 2026</text:span><text:span text:style-name="T8">, les Journées </text:span><text:span text:style-name="T19">de l’amicale d</text:span><text:span text:style-name="T31">es Amix du </text:span><text:span text:style-name="T19">Lieu-Dit </text:span><text:span text:style-name="T31">pour réfléchir à l’avenir</text:span><text:span text:style-name="T5">…</text:span></text:p>
      <text:p text:style-name="P25"/>
      <text:p text:style-name="P25"/>
      <text:p text:style-name="P25"/>
      <text:p text:style-name="P17"/>
      <text:p text:style-name="P17"/>
      <text:p text:style-name="P17"/>
      <text:p text:style-name="P17"/>
      <text:h text:style-name="Heading_20_1" text:outline-level="1" text:is-list-header="true"><text:soft-page-break/>du <text:span text:style-name="T36">3</text:span> au 18 octobre <text:line-break/><text:span text:style-name="T28">Dans le cadre des </text:span>Semaine<text:span text:style-name="T23">s d’Information</text:span> <text:span text:style-name="T28">sur</text:span> la santé mentale</text:h>
      <text:p text:style-name="P10"><text:span text:style-name="T23">Z</text:span>aoum <text:span text:style-name="T28">propose</text:span></text:p>
      <text:p text:style-name="P10"><text:span text:style-name="T41">tous les évènements sont </text:span>ent<text:span text:style-name="T48">r</text:span>ée libre <text:span text:style-name="T36">sans inscription</text:span></text:p>
      <text:p text:style-name="P26">les évènements en soirée sont à prix libre</text:p>
      <text:p text:style-name="P10"/>
      <text:h text:style-name="P56" text:outline-level="2">vendredi 3 octobre</text:h>
      <text:p text:style-name="P27">18h dans le foyer et la galerie</text:p>
      <text:p text:style-name="P27">vernissage de l’exposition « <text:span text:style-name="T28">POTIRON ? CITRONON ? RIGOLON</text:span> »</text:p>
      <text:p text:style-name="P13">en partenariat avec <text:span text:style-name="T28">Croix Marine auvergne, </text:span>Cie Par ici Messieurs Dames et GEM des Dômes</text:p>
      <text:p text:style-name="P27"><text:span text:style-name="T41">L</text:span>’exposition est ouverte du 4 au 18 octobre,14h-18h, tous les jours sauf dimanche</text:p>
      <text:p text:style-name="P13"><text:span text:style-name="T41">A</text:span>teliers son, arts plastiques et écriture du 13 au 17 octobre de 14h-16h30</text:p>
      <text:p text:style-name="P13"/>
      <text:h text:style-name="P56" text:outline-level="2">dimanche 5 octobre</text:h>
      <text:p text:style-name="P44"><text:span text:style-name="T6">20</text:span>h au Foyer</text:p>
      <text:p text:style-name="P31">Projection Ciné-club de La Bûche</text:p>
      <text:p text:style-name="P49">films d’animation expérimentaux en 16mm</text:p>
      <text:p text:style-name="P47"><text:span text:style-name="T24">partenariat avec</text:span> B<text:span text:style-name="T6">raquage</text:span></text:p>
      <text:p text:style-name="P31">cantine et buvette à partir de 19h</text:p>
      <text:p text:style-name="P31"/>
      <text:h text:style-name="P56" text:outline-level="2">jeudi 9 octobre</text:h>
      <text:p text:style-name="P50">conférence<text:span text:style-name="T28">s, tables rondes</text:span> et discussions</text:p>
      <text:p text:style-name="P50">10h <text:span text:style-name="T28">au foyer </text:span>: psychiatrie, psychothérapie</text:p>
      <text:p text:style-name="P50"><text:soft-page-break/>11h45 <text:span text:style-name="T28">au foyer </text:span>: psychopathie</text:p>
      <text:p text:style-name="P50">14h <text:span text:style-name="T28">au foyer </text:span>: pathologie mentale et santé mentale</text:p>
      <text:p text:style-name="P50">16h <text:span text:style-name="T28">au foyer </text:span>: les malades dans la ville</text:p>
      <text:p text:style-name="P50"/>
      <text:h text:style-name="P56" text:outline-level="2">jeudi 9 octobre</text:h>
      <text:p text:style-name="P50">19h30 dans l<text:span text:style-name="T28">e Théâtre</text:span></text:p>
      <text:p text:style-name="P50">spectacle « Le Cercle des Insensés » <text:span text:style-name="T28">C</text:span>ollectif Parce qu’on est là</text:p>
      <text:p text:style-name="P50"/>
      <text:h text:style-name="P56" text:outline-level="2">vendredi 10 octobre</text:h>
      <text:p text:style-name="P50">ateliers</text:p>
      <text:p text:style-name="P50">10h <text:span text:style-name="T28">au foyer</text:span> : psychodrame, jeux de rôle / <text:span text:style-name="T28">Thérapie</text:span></text:p>
      <text:p text:style-name="P50">16h <text:span text:style-name="T28">à l’appartement </text:span>: travail artistique et souffrance mentale</text:p>
      <text:p text:style-name="P50"/>
      <text:h text:style-name="P56" text:outline-level="2">vendredi 10 octobre</text:h>
      <text:p text:style-name="P50">20h au foyer</text:p>
      <text:p text:style-name="P50">concert de C<text:span text:style-name="T28">écile no style et</text:span> « Ex Abrupto ! » de Sarah Vigier</text:p>
      <text:p text:style-name="P50"/>
      <text:h text:style-name="P56" text:outline-level="2">mardi 14 octobre</text:h>
      <text:p text:style-name="P51">14h à l’appartement</text:p>
      <text:p text:style-name="P51">discussions <text:span text:style-name="T30">sur les </text:span>addictions et secteur artistique</text:p>
      <text:p text:style-name="P51"/>
      <text:h text:style-name="P56" text:outline-level="2">jeudi 16 octobre</text:h>
      <text:p text:style-name="P51">14h au foyer</text:p>
      <text:p text:style-name="P51"><text:soft-page-break/>discussions <text:span text:style-name="T28">sur les </text:span>pratiques artistiques, intervention artistique et maladie mentale</text:p>
      <text:p text:style-name="P51"/>
      <text:h text:style-name="Heading_20_2" text:outline-level="2"><text:span text:style-name="T45">jeudi 16 octobre</text:span> </text:h>
      <text:p text:style-name="P51">20h au foyer</text:p>
      <text:p text:style-name="P51">lecture performée et musicale de Vincent Tholomé</text:p>
      <text:p text:style-name="P51"/>
      <text:h text:style-name="P56" text:outline-level="2">samedi 18 octobre</text:h>
      <text:p text:style-name="P51"><text:span text:style-name="T29">20</text:span>h au foyer et dans la galerie</text:p>
      <text:p text:style-name="P51">finissage de l’exposition et projection du <text:span text:style-name="T6">Ciné-club de La Bûche</text:span></text:p>
      <text:p text:style-name="P51"><text:span text:style-name="T6">« </text:span><text:span text:style-name="T29">Le Moindre geste » de Fernand Deligny, Jean-Pierre Daniel et Josée Manenti (1h40)</text:span></text:p>
      <text:p text:style-name="P49">en partenariat avec Braquage</text:p>
      <text:p text:style-name="P49">cantine et buvette à partir de 19h</text:p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ystem" style:font-pitch="variable"/>
    <style:font-face style:name="Luciole" svg:font-family="Luciole"/>
    <style:font-face style:name="Luciole1" svg:font-family="Luciole" style:font-adornments="Gra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Luciole1" fo:font-family="Luciole" style:font-style-name="Gras" fo:font-size="20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>Clélia BARTHELON</meta:initial-creator>
    <dc:date>2025-09-29T21:41:57.127688434</dc:date>
    <dc:creator>Samuel B</dc:creator>
    <meta:editing-duration>P6DT7H39M46S</meta:editing-duration>
    <meta:editing-cycles>76</meta:editing-cycles>
    <meta:printed-by>Clélia BARTHELON</meta:printed-by>
    <meta:print-date>2025-09-24T12:02:58.994000000</meta:print-date>
    <dc:title>Le Lieu-Dit Programme octobre 2025</dc:title>
    <meta:document-statistic meta:table-count="0" meta:image-count="0" meta:object-count="0" meta:page-count="7" meta:paragraph-count="113" meta:word-count="757" meta:character-count="4531" meta:non-whitespace-character-count="3882"/>
  </office:meta>
</office:document-meta>
</file>